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4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ajor Stages</text:p>
          </table:table-cell>
          <table:table-cell office:value-type="string" calcext:value-type="string">
            <text:p>All st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- Winter bu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- Budsw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- Woolly bud—brown wool visible</text:p>
          </table:table-cell>
        </table:table-row>
        <table:table-row table:style-name="ro1">
          <table:table-cell/>
          <table:table-cell office:value-type="string" calcext:value-type="string">
            <text:p>4.- Budburst</text:p>
          </table:table-cell>
          <table:table-cell office:value-type="string" calcext:value-type="string">
            <text:p>4.- Green tip; first leaf tissue 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- Rosette of leaf tips 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.- First leaf separated from shoot t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.- 2 to 3 leaves separated; shoots 2-4 cm lo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.- 4 leaves separated</text:p>
          </table:table-cell>
        </table:table-row>
        <table:table-row table:style-name="ro1">
          <table:table-cell/>
          <table:table-cell office:value-type="string" calcext:value-type="string">
            <text:p>12.- Shoots 10 cm</text:p>
          </table:table-cell>
          <table:table-cell office:value-type="string" calcext:value-type="string">
            <text:p>12.- 5 leaves separated; shoots about 10 cm long; inflorescence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.- 6 leaves separ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.- 7 leaves separat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5.- 8 leaves separated, shoot elongating</text:p>
            <text:p>rapidly; single flowers in compact grou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.- 10 leaves separat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7.- 12 leaves separated; inflorescence well</text:p>
            <text:p>developed, single flowers separat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8.- 14 leaves separated; flower caps still in</text:p>
            <text:p>place, but cap colour fading from green</text:p>
          </table:table-cell>
        </table:table-row>
        <table:table-row table:style-name="ro2">
          <table:table-cell/>
          <table:table-cell office:value-type="string" calcext:value-type="string">
            <text:p>19.- Flowering begins</text:p>
          </table:table-cell>
          <table:table-cell office:value-type="string" calcext:value-type="string">
            <text:p>19.- About 16 leaves separated; beginning of</text:p>
            <text:p>flowering (first flower caps loosenin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.- 10% caps o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.- 30% caps off</text:p>
          </table:table-cell>
        </table:table-row>
        <table:table-row table:style-name="ro2">
          <table:table-cell/>
          <table:table-cell office:value-type="string" calcext:value-type="string">
            <text:p>23.- Full bloom</text:p>
          </table:table-cell>
          <table:table-cell office:value-type="string" calcext:value-type="string">
            <text:p>23.- 17-20 leaves separated; 50% caps off</text:p>
            <text:p>(= full-bloo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.- 80% caps o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.- Cap-fall complete</text:p>
          </table:table-cell>
        </table:table-row>
        <table:table-row table:style-name="ro2">
          <table:table-cell/>
          <table:table-cell office:value-type="string" calcext:value-type="string">
            <text:p>27.- Setting</text:p>
          </table:table-cell>
          <table:table-cell office:value-type="string" calcext:value-type="string">
            <text:p>27.- Setting; young berries enlarging (&gt;2 mm</text:p>
            <text:p>diam.), bunch at right angles to ste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9.- Berries pepper-corn size (4 mm diam.);</text:p>
            <text:p>bunches tending downwards</text:p>
          </table:table-cell>
        </table:table-row>
        <table:table-row table:style-name="ro1">
          <table:table-cell/>
          <table:table-cell office:value-type="string" calcext:value-type="string">
            <text:p>31.- Berries pea size</text:p>
          </table:table-cell>
          <table:table-cell office:value-type="string" calcext:value-type="string">
            <text:p>31.- Berries pea-size (7 mm diam.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2.- Beginning of bunch closure, berries</text:p>
            <text:p>touching (if bunches are tigh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.- Berries still hard and gree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4.- Berries begin to soften;</text:p>
            <text:p>Brix starts increasing</text:p>
          </table:table-cell>
        </table:table-row>
        <table:table-row table:style-name="ro1">
          <table:table-cell/>
          <table:table-cell office:value-type="string" calcext:value-type="string">
            <text:p>35.- Veraison</text:p>
          </table:table-cell>
          <table:table-cell office:value-type="string" calcext:value-type="string">
            <text:p>35.- Berries begin to colour and enla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.- Berrries with intermediate Brix valu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- Berries not quite ripe</text:p>
          </table:table-cell>
        </table:table-row>
        <table:table-row table:style-name="ro1">
          <table:table-cell/>
          <table:table-cell office:value-type="string" calcext:value-type="string">
            <text:p>38.- Harvest</text:p>
          </table:table-cell>
          <table:table-cell office:value-type="string" calcext:value-type="string">
            <text:p>38.- Berries harvest-ri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.- Berries over-ri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.- After harvest; cane maturation comple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3.- Beginning of leaf 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.- End of leaf f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alonso Alarcón Díaz</meta:initial-creator>
    <meta:creation-date>2021-08-07T23:47:42.237160655</meta:creation-date>
    <dc:date>2021-08-08T00:06:59.884103716</dc:date>
    <dc:creator>Diego alonso Alarcón Díaz</dc:creator>
    <meta:editing-duration>PT9M6S</meta:editing-duration>
    <meta:editing-cycles>1</meta:editing-cycles>
    <meta:document-statistic meta:table-count="1" meta:cell-count="45" meta:object-count="0"/>
    <meta:generator>LibreOffice/7.0.2.2$Linux_X86_64 LibreOffice_project/00$Build-2</meta:generator>
  </office:meta>
</office:document-meta>
</file>